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  <style:text-properties fo:language="it" fo:country="IT"/>
    </style:style>
    <style:style style:name="P2" style:parent-style-name="Standard" style:list-style-name="LFO1" style:family="paragraph">
      <style:text-properties fo:language="it" fo:country="IT"/>
    </style:style>
    <style:style style:name="P3" style:parent-style-name="Standard" style:list-style-name="LFO1" style:family="paragraph">
      <style:text-properties fo:language="it" fo:country="IT"/>
    </style:style>
    <style:style style:name="P4" style:parent-style-name="Standard" style:list-style-name="LFO1" style:family="paragraph">
      <style:text-properties fo:language="it" fo:country="IT"/>
    </style:style>
    <style:style style:name="P5" style:parent-style-name="Standard" style:list-style-name="LFO1" style:family="paragraph">
      <style:text-properties fo:language="it" fo:country="IT"/>
    </style:style>
    <style:style style:name="P6" style:parent-style-name="Standard" style:list-style-name="LFO1" style:family="paragraph">
      <style:text-properties fo:language="it" fo:country="IT"/>
    </style:style>
    <style:style style:name="P7" style:parent-style-name="Standard" style:list-style-name="LFO1" style:family="paragraph">
      <style:text-properties fo:language="it" fo:country="IT"/>
    </style:style>
    <style:style style:name="P8" style:parent-style-name="Standard" style:list-style-name="LFO1" style:family="paragraph">
      <style:text-properties fo:language="it" fo:country="IT"/>
    </style:style>
    <style:style style:name="P9" style:parent-style-name="Standard" style:list-style-name="LFO1" style:family="paragraph">
      <style:text-properties fo:language="it" fo:country="IT"/>
    </style:style>
    <style:style style:name="P10" style:parent-style-name="Standard" style:list-style-name="LFO1" style:family="paragraph">
      <style:text-properties fo:language="it" fo:country="IT"/>
    </style:style>
    <style:style style:name="P11" style:parent-style-name="Standard" style:list-style-name="LFO1" style:family="paragraph">
      <style:text-properties fo:language="it" fo:country="IT"/>
    </style:style>
    <style:style style:name="P12" style:parent-style-name="Standard" style:list-style-name="LFO1" style:family="paragraph"/>
    <style:style style:name="T13" style:parent-style-name="Car.predefinitoparagrafo" style:family="text">
      <style:text-properties fo:language="it" fo:country="IT"/>
    </style:style>
  </office:automatic-styles>
  <office:body>
    <office:text text:use-soft-page-breaks="true">
      <text:list text:style-name="LFO1" text:continue-numbering="true">
        <text:list-item>
          <text:p text:style-name="P1">Il cioccolato acquista notorietà in Francia dopo il matrimonio del re Luigi XIV con Maria Teresa di Spagna, la cui passione era il cioccolato.</text:p>
        </text:list-item>
        <text:list-item>
          <text:p text:style-name="P2">Il Piacere D'Annunzio</text:p>
        </text:list-item>
        <text:list-item>
          <text:p text:style-name="P3">Proust<text:s/>“La madelaine”</text:p>
        </text:list-item>
        <text:list-item>
          <text:p text:style-name="P4">decadentismo</text:p>
        </text:list-item>
        <text:list-item>
          <text:p text:style-name="P5">superuomo</text:p>
        </text:list-item>
        <text:list-item>
          <text:p text:style-name="P6">seconda Rivoluzione industriale ?</text:p>
        </text:list-item>
        <text:list-item>
          <text:p text:style-name="P7">Impresa dannunziana a fiume</text:p>
        </text:list-item>
        <text:list-item>
          <text:p text:style-name="P8">colonialismo?</text:p>
        </text:list-item>
        <text:list-item>
          <text:p text:style-name="P9">Parini, "Il mattino"?</text:p>
        </text:list-item>
        <text:list-item>
          <text:p text:style-name="P10">Fascismo?</text:p>
        </text:list-item>
        <text:list-item>
          <text:p text:style-name="P11">Pirandello- Mimì</text:p>
        </text:list-item>
        <text:list-item>
          <text:p text:style-name="P12"><text:span text:style-name="T13">Prima e Seconda guerra mondiale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09-04-16T11:32:00Z</meta:creation-date>
    <dc:date>2017-05-13T19:02:00Z</dc:date>
    <meta:template xlink:href="Normal" xlink:type="simple"/>
    <meta:editing-cycles>7</meta:editing-cycles>
    <meta:editing-duration>PT21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4" meta:character-count="367" meta:row-count="2" meta:non-whitespace-character-count="314"/>
  </office:meta>
</office:document-meta>
</file>